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 svg:font-family="Helvetica"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2" style:family="paragraph" style:parent-style-name="Standard" style:list-style-name="L1">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3" style:family="paragraph" style:parent-style-name="Standard" style:list-style-name="L2">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4" style:family="paragraph" style:parent-style-name="Standard" style:list-style-name="L3">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5" style:family="paragraph" style:parent-style-name="Standard" style:list-style-name="L4">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6" style:family="paragraph" style:parent-style-name="Standard" style:list-style-name="">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7" style:family="paragraph" style:parent-style-name="Standard" style:list-style-name="L5">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8" style:family="paragraph" style:parent-style-name="Standard" style:list-style-name="L7">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9" style:family="paragraph" style:parent-style-name="Standard" style:list-style-name="L8">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10"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11" style:family="paragraph" style:parent-style-name="Standard" style:list-style-name="L9">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12" style:family="paragraph" style:parent-style-name="Standard" style:list-style-name="L10">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13" style:family="paragraph" style:parent-style-name="Standard" style:list-style-name="L11">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14" style:family="paragraph" style:parent-style-name="Standard" style:list-style-name="L12">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15" style:family="paragraph" style:parent-style-name="Standard" style:list-style-name="">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fo:font-weight="bold" style:font-name-asian="Helvetica" style:font-size-asian="12pt" style:font-weight-asian="bold" style:font-name-complex="Helvetica" style:font-size-complex="12pt" style:font-weight-complex="bold"/>
    </style:style>
    <style:style style:name="P16"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fo:font-weight="bold" style:font-name-asian="Helvetica" style:font-size-asian="12pt" style:font-weight-asian="bold" style:font-name-complex="Helvetica" style:font-size-complex="12pt" style:font-weight-complex="bold"/>
    </style:style>
    <style:style style:name="P17" style:family="paragraph" style:parent-style-name="Standard" style:list-style-name="L1">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cc0000" style:font-name="Helvetica" fo:font-size="12pt" fo:font-weight="bold" style:font-name-asian="Helvetica" style:font-size-asian="12pt" style:font-weight-asian="bold" style:font-name-complex="Helvetica" style:font-size-complex="12pt" style:font-weight-complex="bold"/>
    </style:style>
    <style:style style:name="P18" style:family="paragraph" style:parent-style-name="Standard" style:list-style-name="L2">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cc0000" style:font-name="Helvetica" fo:font-size="12pt" fo:font-weight="bold" style:font-name-asian="Helvetica" style:font-size-asian="12pt" style:font-weight-asian="bold" style:font-name-complex="Helvetica" style:font-size-complex="12pt" style:font-weight-complex="bold"/>
    </style:style>
    <style:style style:name="P19" style:family="paragraph" style:parent-style-name="Standard" style:list-style-name="">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cc" style:font-name="Helvetica" fo:font-size="12pt" fo:font-weight="bold" style:font-name-asian="Helvetica" style:font-size-asian="12pt" style:font-weight-asian="bold" style:font-name-complex="Helvetica" style:font-size-complex="12pt" style:font-weight-complex="bold"/>
    </style:style>
    <style:style style:name="P20" style:family="paragraph" style:parent-style-name="Standard" style:list-style-name="L6">
      <style:paragraph-properties style:text-autospace="none"/>
    </style:style>
    <style:style style:name="T1" style:family="text">
      <style:text-properties style:use-window-font-color="true" style:font-name="Helvetica" fo:font-size="12pt" style:font-name-asian="Helvetica" style:font-size-asian="12pt" style:font-name-complex="Helvetica" style:font-size-complex="12pt"/>
    </style:style>
    <style:style style:name="T2" style:family="text">
      <style:text-properties style:use-window-font-color="true" style:font-name="Helvetica" fo:font-size="12pt" fo:font-style="italic" style:font-name-asian="Helvetica" style:font-size-asian="12pt" style:font-style-asian="italic" style:font-name-complex="Helvetica" style:font-size-complex="12pt" style:font-style-complex="italic"/>
    </style:style>
    <style:style style:name="T3" style:family="text">
      <style:text-properties fo:color="#0000cc"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READ ME</text:p>
      <text:p text:style-name="P1">Ce répertoire contient tous les documents du stage réalisés par Meije Gawinowski à l’unité BioSP INRA PACA Juillet-Août 2017</text:p>
      <text:p text:style-name="P1"/>
      <text:list xml:id="list1288291185761321540" text:style-name="L1">
        <text:list-item>
          <text:p text:style-name="P17">CODE</text:p>
          <text:p text:style-name="P2"/>
        </text:list-item>
      </text:list>
      <text:p text:style-name="P19">Dossier Modèle</text:p>
      <text:p text:style-name="P1">Les fichiers <text:span text:style-name="T5">simulation-model.R</text:span> et <text:span text:style-name="T5">PlotMST.R</text:span> sont les premiers codes données par Samuel.</text:p>
      <text:p text:style-name="P1"/>
      <text:p text:style-name="P1"><text:span text:style-name="T4">Dossier Chain</text:span> : Fichiers pour générer l’épidémie et visuaiser les graphes de diversité pour tous les hôtes de la chaine de transmission</text:p>
      <text:list xml:id="list3203762294536312821" text:style-name="L3">
        <text:list-item>
          <text:p text:style-name="P4">fichier <text:span text:style-name="T5">simulation-modelv6.R</text:span> : dernière version du modèle qui génère une épidémie dans une population d’hôtes</text:p>
        </text:list-item>
        <text:list-item>
          <text:p text:style-name="P4">fichier <text:span text:style-name="T5">PlotMST2.R</text:span> : visualisation graphique avec les graphes de diversité</text:p>
        </text:list-item>
      </text:list>
      <text:p text:style-name="P1"/>
      <text:p text:style-name="P1"><text:span text:style-name="T4">Dossier OneHost</text:span> : Fichiers pour générer l’épidémie et visualiser différents graphiques (affichage graphes de diversité pour un hôte à chaque temps d'observation, visualisation pour 2 hôtes, visualisation avec ou sans les paramètres gamma)</text:p>
      <text:list xml:id="list68131205121145679" text:style-name="L4">
        <text:list-item>
          <text:p text:style-name="P5">fichier <text:span text:style-name="T5">Figures.R</text:span> : script pour générer les différentes figures</text:p>
        </text:list-item>
        <text:list-item>
          <text:p text:style-name="P5">dossier <text:span text:style-name="T5">data-simul-chain1</text:span> : données génomiques avec les paramètres gamma</text:p>
        </text:list-item>
        <text:list-item>
          <text:p text:style-name="P5">dossier <text:span text:style-name="T5">data-simul-chain2</text:span> : données génomiques sans les paramètres gamma</text:p>
        </text:list-item>
        <text:list-item>
          <text:p text:style-name="P5">fichier <text:span text:style-name="T5">PlotMST2.R </text:span>: script pour afficher les graphes de diversité de chaque hôte à chaque temps et les enregistrer directement</text:p>
        </text:list-item>
      </text:list>
      <text:p text:style-name="P1"/>
      <text:p text:style-name="P1"><text:span text:style-name="T3">Dossier Index</text:span></text:p>
      <text:list xml:id="list5262061142088006456" text:style-name="L5">
        <text:list-item>
          <text:p text:style-name="P7">fichier <text:span text:style-name="T5">diversity3.R</text:span> : script qui génère des jeux de données dans plusieurs conditions avec le temps et un index de diversité évalué à chaque pas de temps</text:p>
        </text:list-item>
        <text:list-item>
          <text:p text:style-name="P7">fichier <text:span text:style-name="T5">Graph.R</text:span> : script avec les visualisation graphiques de la diversité au cours du temps (nuage de points ou comparaison entre deux simulations avec des courbes de lissage) (on utilise les fichiers créés avec diversity3.R</text:p>
        </text:list-item>
      </text:list>
      <text:p text:style-name="P1"/>
      <text:p text:style-name="P1"><text:span text:style-name="T3">Dossier Analyse_Sensibilité</text:span></text:p>
      <text:p text:style-name="P1"><text:span text:style-name="T3"/></text:p>
      <text:p text:style-name="P1"><text:span text:style-name="T4">Fichier </text:span><text:span text:style-name="T6">Data_ref.R</text:span><text:span text:style-name="T4"> :</text:span> script qui génère les données pour la situation référence (pas de règle de fitness, paramètres de transformation) à t=3</text:p>
      <text:p text:style-name="P1"/>
      <text:p text:style-name="P1"><text:span text:style-name="T4">Dossier </text:span><text:span text:style-name="T6">data_ref</text:span><text:span text:style-name="T4"> : </text:span>dossier qui contient les jeux de données pour chaque paramètre à t=3</text:p>
      <text:p text:style-name="P1"><text:s/></text:p>
      <text:p text:style-name="P15">Dossier Repr_params</text:p>
      <text:list xml:id="list2915852082784748519" text:style-name="L7">
        <text:list-item>
          <text:p text:style-name="P8">fichier <text:span text:style-name="T5">Params_time.R</text:span> : script pour représenter les paramètres aux quatre moments différents</text:p>
        </text:list-item>
        <text:list-item>
          <text:p text:style-name="P8">dossier <text:span text:style-name="T5">Fig_params</text:span> : figures générées par le script</text:p>
        </text:list-item>
      </text:list>
      <text:p text:style-name="P10"/>
      <text:p text:style-name="P10">Dossier Reg_test </text:p>
      <text:list xml:id="list6915960867747426849" text:style-name="L12">
        <text:list-item>
          <text:p text:style-name="P14">fichier <text:span text:style-name="T5">Regression.R</text:span> : script avec différentes méthodes de régressions et visualisation graphiques</text:p>
        </text:list-item>
        <text:list-item>
          <text:p text:style-name="P14">dossier <text:span text:style-name="T5">Fig_Reg</text:span> : figures de régressions générées par le script</text:p>
        </text:list-item>
      </text:list>
      <text:p text:style-name="P10"/>
      <text:p text:style-name="P15">Dossier Reg_lm_ggplot</text:p>
      <text:list xml:id="list3529472900011080208" text:style-name="L8">
        <text:list-item>
          <text:p text:style-name="P9">fichier <text:span text:style-name="T5">lm_ggplot.R</text:span>  : script pour régression linéaire et représentation graphique avec ggplot2</text:p>
        </text:list-item>
        <text:list-item>
          <text:p text:style-name="P9">figure <text:span text:style-name="T5">Rg_lm(t3).pdf </text:span>: figure générée par le script pour t=3</text:p>
        </text:list-item>
      </text:list>
      <text:p text:style-name="P10"/>
      <text:p text:style-name="P16">Dossier Reg_loess_ggplot</text:p>
      <text:list xml:id="list247574378820471944" text:style-name="L9">
        <text:list-item>
          <text:p text:style-name="P11">fichier <text:span text:style-name="T5">loess_ggplot.R</text:span> : script pour régression loess et représentation graphique avec ggplot2</text:p>
        </text:list-item>
        <text:list-item>
          <text:p text:style-name="P11"><text:soft-page-break/>figure <text:span text:style-name="T5">Rg_loess(t3).pdf</text:span> : figure générée par le script pour t=3</text:p>
        </text:list-item>
      </text:list>
      <text:p text:style-name="P10"/>
      <text:p text:style-name="P16">Dossier Comp_gamma</text:p>
      <text:list xml:id="list459538292501050945" text:style-name="L10">
        <text:list-item>
          <text:p text:style-name="P12">fichier <text:span text:style-name="T5">Data_no_gamma.R</text:span> : script qui génère des fichiers pour tous les paramètres sans règle de fitness et avec des paramètres de transformation à t=3</text:p>
        </text:list-item>
        <text:list-item>
          <text:p text:style-name="P12">dossier <text:span text:style-name="T5">data_nogamma</text:span> : fichiers générés par le script avec les jeux de données</text:p>
        </text:list-item>
        <text:list-item>
          <text:p text:style-name="P12">fichier <text:span text:style-name="T5">Reg_gamma.R</text:span> : script pour visualiser les régressions loess</text:p>
        </text:list-item>
        <text:list-item>
          <text:p text:style-name="P12">Dossier <text:span text:style-name="T5">Fig_gamma</text:span> : figures de régressions générées par le script</text:p>
        </text:list-item>
      </text:list>
      <text:p text:style-name="P10"/>
      <text:p text:style-name="P16">Dossier Comp_fitness</text:p>
      <text:list xml:id="list4646209948649940506" text:style-name="L11">
        <text:list-item>
          <text:p text:style-name="P13">fichier <text:span text:style-name="T5">Data_fitness.R</text:span> : script qui génère les fichiers pour tous les paramètres avec règle de fitness et paramètres de transformation</text:p>
        </text:list-item>
        <text:list-item>
          <text:p text:style-name="P13">dossier <text:span text:style-name="T5">data_fitness</text:span> : fichiers générés par le script avec les jeux de données</text:p>
        </text:list-item>
        <text:list-item>
          <text:p text:style-name="P13">fichier <text:span text:style-name="T5">Reg_fitness.R</text:span> : script pour visualiser les régressions loess</text:p>
        </text:list-item>
        <text:list-item>
          <text:p text:style-name="P13">dossier <text:span text:style-name="T5">Fig_fitness</text:span> : figures de régressions générées par le script</text:p>
        </text:list-item>
      </text:list>
      <text:p text:style-name="P10"/>
      <text:p text:style-name="P1"/>
      <text:p text:style-name="P1"/>
      <text:list xml:id="list3186357153186421853" text:style-name="L2">
        <text:list-item>
          <text:p text:style-name="P18">RAPPORTS</text:p>
          <text:p text:style-name="P3"/>
        </text:list-item>
      </text:list>
      <text:list xml:id="list2826998846024587383" text:style-name="L6">
        <text:list-item>
          <text:p text:style-name="P20"><text:span text:style-name="T1">fichier </text:span><text:span text:style-name="T2">Rapport_Meijev3.zip</text:span><text:span text:style-name="T1"> : dossier contenant tous les éléments pour compiler le rapport de stage</text:span></text:p>
        </text:list-item>
        <text:list-item>
          <text:p text:style-name="P20"><text:span text:style-name="T1">fichier </text:span><text:span text:style-name="T2">Rapport_Meije.pdf</text:span><text:span text:style-name="T1"> : dernière version du rapport de stage</text:span></text:p>
        </text:list-item>
        <text:list-item>
          <text:p text:style-name="P20"><text:span text:style-name="T1">dossier </text:span><text:span text:style-name="T2">Indices_diversité.zip</text:span><text:span text:style-name="T1"> : dossier contenant les éléments pour compiler la fiche sur les indices de diversité</text:span></text:p>
        </text:list-item>
        <text:list-item>
          <text:p text:style-name="P20"><text:span text:style-name="T1">fichier </text:span><text:span text:style-name="T2">Indices_diversité.pdf</text:span><text:span text:style-name="T1"> : fiche sur les différents indices de diversité</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 svg:font-family="Helvetica"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ije Gawinowski</meta:initial-creator>
    <meta:creation-date>2017-08-24T14:08:59</meta:creation-date>
    <meta:document-statistic meta:table-count="0" meta:image-count="0" meta:object-count="0" meta:page-count="2" meta:paragraph-count="47" meta:word-count="553" meta:character-count="3612"/>
    <dc:date>2017-08-25T14:35:58</dc:date>
    <dc:creator>Meije Gawinowski</dc:creator>
    <meta:editing-duration>PT50S</meta:editing-duration>
    <meta:editing-cycles>1</meta:editing-cycles>
    <meta:generator>OpenOffice/4.1.3$Unix OpenOffice.org_project/413m1$Build-9783</meta:generator>
  </office:meta>
</office:document-meta>
</file>